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2">
      <style:text-properties officeooo:rsid="0020d16e" officeooo:paragraph-rsid="0020d16e"/>
    </style:style>
    <style:style style:name="P6" style:family="paragraph" style:parent-style-name="Text_20_body" style:list-style-name="L1">
      <style:text-properties officeooo:rsid="00327261" officeooo:paragraph-rsid="00327261"/>
    </style:style>
    <style:style style:name="P7" style:family="paragraph" style:parent-style-name="Text_20_body" style:list-style-name="L3">
      <style:text-properties officeooo:rsid="003b54a3" officeooo:paragraph-rsid="003b54a3"/>
    </style:style>
    <style:style style:name="P8" style:family="paragraph" style:parent-style-name="Text_20_body" style:list-style-name="L3">
      <style:text-properties officeooo:rsid="003d9737" officeooo:paragraph-rsid="003d9737"/>
    </style:style>
    <style:style style:name="P9" style:family="paragraph" style:parent-style-name="Text_20_body" style:list-style-name="L4">
      <style:text-properties officeooo:rsid="00455a88" officeooo:paragraph-rsid="00455a88"/>
    </style:style>
    <style:style style:name="T1" style:family="text">
      <style:text-properties officeooo:rsid="001b0ec7"/>
    </style:style>
    <style:style style:name="T2" style:family="text">
      <style:text-properties officeooo:rsid="0023c857"/>
    </style:style>
    <style:style style:name="T3" style:family="text">
      <style:text-properties officeooo:rsid="0024ba03"/>
    </style:style>
    <style:style style:name="T4" style:family="text">
      <style:text-properties officeooo:rsid="002764b0"/>
    </style:style>
    <style:style style:name="T5" style:family="text">
      <style:text-properties officeooo:rsid="0027d675"/>
    </style:style>
    <style:style style:name="T6" style:family="text">
      <style:text-properties officeooo:rsid="002b2c65"/>
    </style:style>
    <style:style style:name="T7" style:family="text">
      <style:text-properties officeooo:rsid="002ed4aa"/>
    </style:style>
    <style:style style:name="T8" style:family="text">
      <style:text-properties officeooo:rsid="003043f4"/>
    </style:style>
    <style:style style:name="T9" style:family="text">
      <style:text-properties officeooo:rsid="00351181"/>
    </style:style>
    <style:style style:name="T10" style:family="text">
      <style:text-properties officeooo:rsid="003728e2"/>
    </style:style>
    <style:style style:name="T11" style:family="text">
      <style:text-properties officeooo:rsid="004062d7"/>
    </style:style>
    <style:style style:name="T12" style:family="text">
      <style:text-properties officeooo:rsid="0043006e"/>
    </style:style>
    <style:style style:name="T13" style:family="text">
      <style:text-properties officeooo:rsid="00455c3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12:33-50</text:h>
      <text:h text:style-name="Heading_20_2" text:outline-level="2"><text:bookmark text:name="en-GNT-26569"/>A Tree and Its Fruit <text:span text:style-name="T1">(33-37)</text:span></text:h>
      <text:list xml:id="list260144199" text:style-name="L2">
        <text:list-item>
          <text:p text:style-name="P2">“To have good fruit you must have a healthy tree; if you have a poor tree, you will have bad fruit. A tree is known by the kind of fruit it bears. <text:bookmark text:name="en-GNT-26570"/>You snakes—how can you say good things when you are evil? For the mouth speaks what the heart is full of. <text:bookmark text:name="en-GNT-26571"/>A good person brings good things out of a treasure of good things; a bad person brings bad things out of a treasure of bad things.<text:bookmark text:name="en-GNT-26572"/> “You can be sure that on the Judgment Day you will have to give account of every useless word you have ever spoken. <text:bookmark text:name="en-GNT-26573"/>Your words will be used to judge you—to declare you either innocent or guilty.”</text:p>
        </text:list-item>
        <text:list-item>
          <text:p text:style-name="P5">Goodness or evil comes from with<text:span text:style-name="T2">in </text:span><text:span text:style-name="T3">us</text:span>, it’s either we’re a healthy tree or a poor tree. The kind of tree is made known by the fruits it produces. <text:span text:style-name="T4">What we say comes from what’s in our heart</text:span><text:span text:style-name="T6">s</text:span><text:span text:style-name="T4"> and what others say shows what is in their hearts. </text:span><text:span text:style-name="T5">Let’s learn to observe ourselves and others. </text:span><text:span text:style-name="T7">We chose to be the kind of tree we’re, hence, let’s be healthy trees. Let’s ask God to help us to be good and healthy </text:span><text:span text:style-name="T8">trees.</text:span></text:p>
        </text:list-item>
      </text:list>
      <text:h text:style-name="Heading_20_2" text:outline-level="2"><text:bookmark text:name="en-GNT-26574"/>The Demand for a Miracle <text:span text:style-name="T1">(38-42)</text:span></text:h>
      <text:list xml:id="list696156884" text:style-name="L1">
        <text:list-item>
          <text:p text:style-name="P1">Then some teachers of the Law and some Pharisees spoke up. “Teacher,” they said, “we want to see you perform a miracle.”<text:bookmark text:name="en-GNT-26575"/> “How evil and godless are the people of this day!” Jesus exclaimed. “You ask me for a miracle? No! The only miracle you will be given is the miracle of the prophet Jonah. <text:bookmark text:name="en-GNT-26576"/>In the same way that Jonah spent three days and nights in the big fish, so will the Son of Man spend three days and nights in the depths of the earth. <text:bookmark text:name="en-GNT-26577"/>On the Judgment Day the people of Nineveh will stand up and accuse you, because they turned from their sins when they heard Jonah preach; and I tell you that there is something here greater than Jonah! <text:bookmark text:name="en-GNT-26578"/>On the Judgment Day the Queen of Sheba will stand up and accuse you, because she traveled all the way from her country to listen to King Solomon's wise teaching; and I assure you that there is something here greater than Solomon!</text:p>
        </text:list-item>
        <text:list-item>
          <text:p text:style-name="P6">The teachers of the law and the Pharisees are in search of the wrong thing, they want miracles instead of them repenting. <text:span text:style-name="T9">As we seek Jesus today; what are we searching for miracles or repentance? </text:span><text:span text:style-name="T10">Jesus then tell them of his death and his resurrection in three days.</text:span></text:p>
        </text:list-item>
      </text:list>
      <text:h text:style-name="Heading_20_2" text:outline-level="2"><text:bookmark text:name="en-GNT-26579"/>The Return of the Evil Spirit <text:span text:style-name="T1">(43-45)</text:span></text:h>
      <text:list xml:id="list3414283579" text:style-name="L3">
        <text:list-item>
          <text:p text:style-name="P3">“When an evil spirit goes out of a person, it travels over dry country looking for a place to rest. If it can't find one, <text:bookmark text:name="en-GNT-26580"/>it says to itself, ‘I will go back to my house.’ So it goes back and finds the house empty, clean, and all fixed up. <text:bookmark text:name="en-GNT-26581"/>Then it goes out and brings along seven other spirits even worse than itself, and they come and live there. So when it is all over, that person is in worse shape than at the beginning. This is what will happen to the evil people of this day.”</text:p>
        </text:list-item>
        <text:list-item>
          <text:p text:style-name="P7">Let’s not become homes for evil spirits that are roaming the world seaching for a resting place, let’s not be a home for evil spirit but rather be home for the Holy Spirit.</text:p>
        </text:list-item>
        <text:list-item>
          <text:p text:style-name="P8"><text:soft-page-break/>When an evil spirit leaves someone it goes to get other spirits to come reclaim the lost home, a person is more vulnerable when they’ve been freed hence they need to stand firm in the Lord. <text:span text:style-name="T11">If they don’t stand firm the evil spirit will conquer that person with even more evil spirits, making that person worse of than at first. </text:span><text:span text:style-name="T12">Christ then says, “That’s how bad people are today”. We’re becoming more and more evil, we’re free only to get more evil.</text:span></text:p>
        </text:list-item>
      </text:list>
      <text:h text:style-name="Heading_20_2" text:outline-level="2"><text:bookmark text:name="en-GNT-26582"/>Jesus' Mother and Brothers <text:span text:style-name="T1">(46-50)</text:span></text:h>
      <text:list xml:id="list1468502964" text:style-name="L4">
        <text:list-item>
          <text:p text:style-name="P4">Jesus was still talking to the people when his mother and brothers arrived. They stood outside, asking to speak with him. <text:bookmark text:name="en-GNT-26583"/>So one of the people there said to him, “Look, your mother and brothers are standing outside, and they want to speak with you.”<text:bookmark text:name="en-GNT-26584"/> Jesus answered, “Who is my mother? Who are my brothers?” <text:bookmark text:name="en-GNT-26585"/>Then he pointed to his disciples and said, “Look! Here are my mother and my brothers! <text:bookmark text:name="en-GNT-26586"/>Whoever does what my Father in heaven wants is my brother, my sister, and my mother.”</text:p>
        </text:list-item>
        <text:list-item>
          <text:p text:style-name="P9">Jesus is teaching us that his mother and brothers are not only blood relatives. <text:span text:style-name="T13">His m</text:span>other and brothers are all people who do what God want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9T07:31:47.126398382</meta:creation-date>
    <dc:date>2021-11-09T08:10:31.318082513</dc:date>
    <meta:editing-duration>PT38M36S</meta:editing-duration>
    <meta:editing-cycles>22</meta:editing-cycles>
    <meta:generator>LibreOffice/6.4.7.2$Linux_X86_64 LibreOffice_project/40$Build-2</meta:generator>
    <meta:document-statistic meta:table-count="0" meta:image-count="0" meta:object-count="0" meta:page-count="2" meta:paragraph-count="14" meta:word-count="775" meta:character-count="4005" meta:non-whitespace-character-count="3255"/>
  </office:meta>
</office:document-meta>
</file>